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424cb" officeooo:paragraph-rsid="004424cb"/>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text-properties officeooo:rsid="002bc6b5" officeooo:paragraph-rsid="002bc6b5"/>
    </style:style>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text-properties officeooo:rsid="00339f0a" officeooo:paragraph-rsid="00339f0a"/>
    </style:style>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text-properties officeooo:rsid="004424cb" officeooo:paragraph-rsid="004424cb"/>
    </style:style>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style style:name="P27" style:family="paragraph" style:parent-style-name="Text_20_body" style:list-style-name="L33"/>
    <style:style style:name="P28" style:family="paragraph" style:parent-style-name="Text_20_body">
      <style:text-properties officeooo:rsid="00499124" officeooo:paragraph-rsid="00499124"/>
    </style:style>
    <style:style style:name="P29" style:family="paragraph" style:parent-style-name="Text_20_body" style:list-style-name="L35"/>
    <style:style style:name="P30" style:family="paragraph" style:parent-style-name="Text_20_body" style:list-style-name="L36"/>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1">
      <style:paragraph-properties fo:margin-top="0in" fo:margin-bottom="0in" loext:contextual-spacing="false"/>
    </style:style>
    <style:style style:name="P48" style:family="paragraph" style:parent-style-name="Text_20_body" style:list-style-name="L22">
      <style:paragraph-properties fo:margin-top="0in" fo:margin-bottom="0in" loext:contextual-spacing="false"/>
    </style:style>
    <style:style style:name="P49" style:family="paragraph" style:parent-style-name="Text_20_body" style:list-style-name="L23">
      <style:paragraph-properties fo:margin-top="0in" fo:margin-bottom="0in" loext:contextual-spacing="false"/>
    </style:style>
    <style:style style:name="P50" style:family="paragraph" style:parent-style-name="Text_20_body" style:list-style-name="L24">
      <style:paragraph-properties fo:margin-top="0in" fo:margin-bottom="0in" loext:contextual-spacing="false"/>
    </style:style>
    <style:style style:name="P51" style:family="paragraph" style:parent-style-name="Text_20_body" style:list-style-name="L25">
      <style:paragraph-properties fo:margin-top="0in" fo:margin-bottom="0in" loext:contextual-spacing="false"/>
    </style:style>
    <style:style style:name="P52" style:family="paragraph" style:parent-style-name="Text_20_body" style:list-style-name="L26">
      <style:paragraph-properties fo:margin-top="0in" fo:margin-bottom="0in" loext:contextual-spacing="false"/>
    </style:style>
    <style:style style:name="P53" style:family="paragraph" style:parent-style-name="Text_20_body" style:list-style-name="L27">
      <style:paragraph-properties fo:margin-top="0in" fo:margin-bottom="0in" loext:contextual-spacing="false"/>
    </style:style>
    <style:style style:name="P54" style:family="paragraph" style:parent-style-name="Text_20_body" style:list-style-name="L29">
      <style:paragraph-properties fo:margin-top="0in" fo:margin-bottom="0in" loext:contextual-spacing="false"/>
    </style:style>
    <style:style style:name="P55" style:family="paragraph" style:parent-style-name="Text_20_body" style:list-style-name="L30">
      <style:paragraph-properties fo:margin-top="0in" fo:margin-bottom="0in" loext:contextual-spacing="false"/>
    </style:style>
    <style:style style:name="P56" style:family="paragraph" style:parent-style-name="Text_20_body" style:list-style-name="L31">
      <style:paragraph-properties fo:margin-top="0in" fo:margin-bottom="0in" loext:contextual-spacing="false"/>
    </style:style>
    <style:style style:name="P57" style:family="paragraph" style:parent-style-name="Text_20_body" style:list-style-name="L32">
      <style:paragraph-properties fo:margin-top="0in" fo:margin-bottom="0in" loext:contextual-spacing="false"/>
    </style:style>
    <style:style style:name="P58" style:family="paragraph" style:parent-style-name="Text_20_body" style:list-style-name="L35">
      <style:paragraph-properties fo:margin-top="0in" fo:margin-bottom="0in" loext:contextual-spacing="false"/>
    </style:style>
    <style:style style:name="P59" style:family="paragraph" style:parent-style-name="Text_20_body" style:list-style-name="L36">
      <style:paragraph-properties fo:margin-top="0in" fo:margin-bottom="0in" loext:contextual-spacing="false"/>
    </style:style>
    <style:style style:name="P60" style:family="paragraph" style:parent-style-name="Heading_20_1">
      <style:text-properties officeooo:rsid="002bc6b5" officeooo:paragraph-rsid="002bc6b5"/>
    </style:style>
    <style:style style:name="P61" style:family="paragraph" style:parent-style-name="Heading_20_1">
      <style:text-properties officeooo:rsid="00339f0a" officeooo:paragraph-rsid="00339f0a"/>
    </style:style>
    <style:style style:name="P62" style:family="paragraph" style:parent-style-name="Heading_20_1">
      <style:text-properties officeooo:rsid="004424cb" officeooo:paragraph-rsid="004424cb"/>
    </style:style>
    <style:style style:name="P63" style:family="paragraph" style:parent-style-name="Heading_20_1">
      <style:text-properties officeooo:rsid="00499124" officeooo:paragraph-rsid="00499124"/>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PC Folding Lightweight Trolley GI003Y</text:h>
      <text:p text:style-name="Standard">This strong and convenient trolley from GPC can be easily folded for efficient storage and ultimate portability. With a flat base made from pressed sheet steel the trolley is strong enough to handle a maximum load of 150 kilograms, while a non-slip, non-marking PVC surface helps to ensure stability. The easy fold mechanism allows you to fold down the back within seconds, allowing you to save on space. The trolley measures 610x910x880mm (WxDxH).</text:p>
      <text:h text:style-name="Heading_20_1" text:outline-level="1">GPC Aluminium Lightweight Folding Trolley GI001Y</text:h>
      <text:p text:style-name="Standard">This strong and convenient trolley from GPC can be easily folded for efficient storage and ultimate portability. With a flat base made from pressed sheet steel, the trolley is strong enough to handle a maximum load of 150 kilograms, while a non-slip, non-marking PVC surface helps ensure stability. The easy fold mechanism allows you to fold down the back within seconds, allowing you to save on space.</text:p>
      <text:h text:style-name="Heading_20_1" text:outline-level="1">Jemini Intro 1200mm 4 Leg Desk With 2 Drawer Pedestal Warm Maple KF838534</text:h>
      <text:p text:style-name="Standard">This 4 leg desk from the Jemini Intro range features an 18mm thick desktop with sturdy metal legs. The simple design is suitable for use at home, or in the office. The desk has a contemporary Warm Maple finish and comes with a modesty panel and 2 drawer pedestal included as standard. This desk measures W1200 x D750 x H730mm.</text:p>
      <text:h text:style-name="Heading_20_1" text:outline-level="1">Jemini Intro 1500mm 4 Leg Desk Double Pedestal Warm Maple KF838538</text:h>
      <text:p text:style-name="Text_20_body">This 4 leg desk from the Jemini Intro range features an 18mm thick desktop with sturdy metal legs. The simple design is suitable for use at home, or in the office. The desk has a contemporary Warm Maple finish and comes with a modesty panel and double pedestals included as standard. This desk measures W1500 x D750 x H730mm. </text:p>
      <text:h text:style-name="Heading_20_1" text:outline-level="1">Jemini Intro 1200mm Cupboard Bavarian Beech KF838401</text:h>
      <text:p text:style-name="Standard">This Jemini Intro Cupboard provides storage space for your files, books and documents. The cupboard comes in a contemporary Bavarian Beech finish with two shelves included as standard. Designed to accommodate both A4 and foolscap files, the cupboard complements other furniture in the Jemini Intro range. This cupboard measures W740 x D340 x H1200mm.</text:p>
      <text:h text:style-name="Heading_20_1" text:outline-level="1"><text:soft-page-break/>Phoenix World Class Vertical Fire File FS2252K 2 Drawer Filing Cabinet with Key Lock FS2252K</text:h>
      <text:p text:style-name="Standard">The Phoenix World Class Vertical Fire File FS2250 Series offers unrivalled Protection for documents and Data in a stylish modern filing cabinet format. Ultra lightweight insulation materials mean the cabinet can be used on most standard floors without the need for support. Fire Protection (Paper): 90 minutes Fire Protection for paper documents. </text:p>
      <text:h text:style-name="Heading_20_1" text:outline-level="1">Cappela Intro Posture Chair Plus Arms Black</text:h>
      <text:p text:style-name="Standard">The Cappela intro posture chair is an entry level chair with a lumbar pump for increased support. The adjustable arms also provide added comfort for the user. Recommended usage time: 8 hours. Seat dimensions: W470 x D450mm. Back dimensions: W450 x H500mm. Adjustable seat height: 460-590mm. Colour: Black.</text:p>
      <text:h text:style-name="Heading_20_1" text:outline-level="1">Desk Screen Wave 800x400 200 Burgundy</text:h>
      <text:p text:style-name="Text_20_body">Made to order option available </text:p>
      <text:list xml:id="list4697329431665340079" text:style-name="L2">
        <text:list-item>
          <text:p text:style-name="P31">2 Year Warranty </text:p>
        </text:list-item>
        <text:list-item>
          <text:p text:style-name="P31">25mm MFC Core </text:p>
        </text:list-item>
        <text:list-item>
          <text:p text:style-name="P31">UK Fire retardant fabric </text:p>
        </text:list-item>
        <text:list-item>
          <text:p text:style-name="P31">Fixing Brackets supplied </text:p>
        </text:list-item>
        <text:list-item>
          <text:p text:style-name="P31">4 Fabric colours held in stock (Blue, Burgundy, Charcoal and Green) </text:p>
        </text:list-item>
        <text:list-item>
          <text:p text:style-name="P31">3 additional fabric colours made to order (Black, Red, Grey) </text:p>
        </text:list-item>
      </text:list>
      <text:h text:style-name="Heading_20_1" text:outline-level="1">Jemini Intro 1600mm Reception Desk Riser Warm Maple KF73526</text:h>
      <text:p text:style-name="Text_20_body">For use with the Jemini Intro Modular Reception Desk, this 1600mm riser creates a stylish Warm Maple finish counter for your reception. The counter also features shelving underneath for additional storage and measures W1600xD300xH405mm. Designed for use with the Jemini Intro 1600mm Reception Desk. </text:p>
      <text:h text:style-name="Heading_20_1" text:outline-level="1">Jemini Intro 90 Degree Corner Desk Riser Warm Maple KF73527</text:h>
      <text:p text:style-name="Text_20_body">For use with the Jemini Intro Modular Reception Desk, this 800mm radial riser creates a stylish Warm Maple finish counter for your reception. The curved counter also features shelving underneath for additional storage and measures W800xD300xH405mm. Designed for use with the Jemini Intro 800mm 90anddeg; Corner Reception Desk.</text:p>
      <text:h text:style-name="Heading_20_1" text:outline-level="1"><text:soft-page-break/>5 Star Office Binding Combs Plastic 21 Ring 25 Sheets A4 6mm Black Pack of 100 915722</text:h>
      <text:p text:style-name="Text_20_body">21 ring for A4 paper. For use with all comb binding machines. Size: 6mm. Sheet Capacity: 35. Black. Boxed 100. </text:p>
      <text:list xml:id="list4521720683053286026" text:style-name="L4">
        <text:list-item>
          <text:p text:style-name="P32">21 ring for A4 paper </text:p>
        </text:list-item>
        <text:list-item>
          <text:p text:style-name="P32">For use with all comb binding machines </text:p>
        </text:list-item>
        <text:list-item>
          <text:p text:style-name="P32">Size: 6mm </text:p>
        </text:list-item>
        <text:list-item>
          <text:p text:style-name="P32">Sheet Capacity 25 </text:p>
        </text:list-item>
        <text:list-item>
          <text:p text:style-name="P32">Colour: Black </text:p>
        </text:list-item>
        <text:list-item>
          <text:p text:style-name="P2">Boxed 100 </text:p>
        </text:list-item>
      </text:list>
      <text:h text:style-name="Heading_20_1" text:outline-level="1">5 Star Office OB08 Comb Binding Machine Manula Binds 115 Sheets For Combs up to 14mm A4 108692</text:h>
      <text:p text:style-name="Text_20_body">Comb binding machine with 8 page punch capacity for documents and presentation up to 115 x A4 sheets. </text:p>
      <text:list xml:id="list1187365281596811163" text:style-name="L5">
        <text:list-item>
          <text:p text:style-name="P33">Perfect bound documents with attractive plastic binding </text:p>
        </text:list-item>
        <text:list-item>
          <text:p text:style-name="P33">Combs can be reopened for additional or removal of sheets </text:p>
        </text:list-item>
        <text:list-item>
          <text:p text:style-name="P33">8 sheet punching capacity at 80 gsm </text:p>
        </text:list-item>
        <text:list-item>
          <text:p text:style-name="P33">For binding combs up to 14mm </text:p>
        </text:list-item>
        <text:list-item>
          <text:p text:style-name="P3">21 hole US Pitch punch </text:p>
        </text:list-item>
      </text:list>
      <text:h text:style-name="Heading_20_1" text:outline-level="1">Cash Register Ribbon Purple ERC23 PC630</text:h>
      <text:p text:style-name="Text_20_body">Providing you with an easy way to make the most out of your cash register, this product is perfect for all retailers. With this product you can guarantee that your receipts will always be clear and easily read, preventing confusion. This cartridge guarantees that all of your printing is smooth and easily read; this means that all of your accounts are clear and easier to deal with. Working with a wide range of machines, this is perfect for every retailer.</text:p>
      <text:h text:style-name="Heading_20_1" text:outline-level="1">4-Way 13 Amp 2 Metre Extension Lead White With Neon Light CEDTS4213M</text:h>
      <text:p text:style-name="Text_20_body">No matter how many plugs you have in your home, it always seems to never be enough to use all of your electrical appliances. This white extension lead changes all that, allowing you to turn one plug socket into 4. With a 13 amp fuse, if there are ever any sudden power surges your delicate (and expensive) electronic items are protected against what can be lasting damage. A clear neon light indicates when the extension lead is on, preventing accidental electric shocks.</text:p>
      <text:h text:style-name="Heading_20_1" text:outline-level="1"><text:soft-page-break/>Martin Yale 7200 Folding Machine 7200</text:h>
      <text:p text:style-name="Text_20_body">Automatic A4 desktop folding machine, 50 sheet feed table capacity, 4.000 speed (sheets/h), 60-105g/m paper weight </text:p>
      <text:list xml:id="list1305750036288410007" text:style-name="L6">
        <text:list-item>
          <text:p text:style-name="P34">Martin Yale\s 7200 automatic desktop folder feeds and folds paper quickly and accurately, helping you to increase Invoice, Statement and Leaflet mailing efficiency. Simply select one of four different fold types, insert the paper and watch it automatically fold your mailings up to 4000 sheets per hour! A popular model, the 7200 has been designed to suit any business that handles a medium quantity of outgoing mail and occasional mailing activities from small to medium print runs. </text:p>
        </text:list-item>
        <text:list-item>
          <text:p text:style-name="P4">Accepts stapled sets, creates four different folds: letter, half, z-fold and double parallel, feed tray hold a 1.3cm stack of paper, automatically feed and folds a stack of documents </text:p>
        </text:list-item>
      </text:list>
      <text:h text:style-name="Heading_20_1" text:outline-level="1">5 Star Office (A4) Hot and Cold Laminator up to 2 x 100 micron Pouches 108508</text:h>
      <text:p text:style-name="Text_20_body">A4 Laminator with energy saving PTC Technology. laminates up to 2 x 100 micron pouches with ABS function to avoid paper jams. Unique design with separate pouch tray and cable organizer. </text:p>
      <text:list xml:id="list4828082162710306067" text:style-name="L7">
        <text:list-item>
          <text:p text:style-name="P35">Energy saving PTC Technology </text:p>
        </text:list-item>
        <text:list-item>
          <text:p text:style-name="P35">ABS function to avoid paper jams </text:p>
        </text:list-item>
        <text:list-item>
          <text:p text:style-name="P35">Separate pouch tray and cable organize </text:p>
        </text:list-item>
        <text:list-item>
          <text:p text:style-name="P35">Hot or cold pouch lamination </text:p>
        </text:list-item>
        <text:list-item>
          <text:p text:style-name="P35">Warm up time 4-5 minutes </text:p>
        </text:list-item>
        <text:list-item>
          <text:p text:style-name="P35">A4 front loader </text:p>
        </text:list-item>
        <text:list-item>
          <text:p text:style-name="P35">Pouch feeder tray </text:p>
        </text:list-item>
        <text:list-item>
          <text:p text:style-name="P35">WxDxH: 345x110x80mm </text:p>
        </text:list-item>
        <text:list-item>
          <text:p text:style-name="P5">Laminates up to 2 x 100 micron pouches </text:p>
        </text:list-item>
      </text:list>
      <text:h text:style-name="Heading_20_1" text:outline-level="1">Brother HL-L6300DW (A4) Mono Laser Printer (Print) 256MB 2.5cm Colour Touchscreen (46ppm) HLL6300DW</text:h>
      <text:p text:style-name="Text_20_body">Open up new business opportunities with this robust machine. Offering excellent paper handling options, super fast print speeds and the new optional super-high-yield toner cartridges significantly reduces your print spend, making this machine the ideal print partner for your business. </text:p>
      <text:list xml:id="list936023697794749254" text:style-name="L8">
        <text:list-item>
          <text:p text:style-name="P36">Super-fast print speeds of up to 46ppm </text:p>
        </text:list-item>
        <text:list-item>
          <text:p text:style-name="P36">8,000 page inbox toner and optional super high yield 12,000 page toner cartridge </text:p>
        </text:list-item>
        <text:list-item>
          <text:p text:style-name="P6">Intuitive 4.5cm touchscreen LCD display </text:p>
        </text:list-item>
      </text:list>
      <text:h text:style-name="Heading_20_1" text:outline-level="1"><text:soft-page-break/>Connekt Gear Snagless Network Cable RJ45 Cat6 Grey 2m 31-0020G</text:h>
      <text:p text:style-name="Text_20_body">This Connekt Gear network cable is rated for Gigabith Ethernet (up to 1 Gbit/s), with Category 6 cable. The design features moulded plastic connectors with a snagless boot to protect the clip from damage. This cable conforms to RoHS and REACH standards, with LSZH (Low Smoke Zero Halogen) construction for fire safety.</text:p>
      <text:h text:style-name="Heading_20_1" text:outline-level="1">5 Star Office Mouse Mat with 6mm Rubber Sponge Backing W248xD220mm Blue 559577</text:h>
      <text:p text:style-name="Text_20_body">Clean, smooth surface for reliable tracking. 6mm rubber sponge backing. </text:p>
      <text:list xml:id="list7075490796777547920" text:style-name="L9">
        <text:list-item>
          <text:p text:style-name="P37">Clean, smooth surface for reliable tracking </text:p>
        </text:list-item>
        <text:list-item>
          <text:p text:style-name="P37">6mm rubber sponge backing </text:p>
        </text:list-item>
        <text:list-item>
          <text:p text:style-name="P37">WxD: 248x220mm </text:p>
        </text:list-item>
        <text:list-item>
          <text:p text:style-name="P7">Colour: Blue </text:p>
        </text:list-item>
      </text:list>
      <text:h text:style-name="P60" text:outline-level="1">Monolith Forward Executive Backpack Black 3012</text:h>
      <text:p text:style-name="P8">Constructed from exceptionally tough nylon for protection from punctures and scrapes. Inside you'll find a large internal compartment with divisions for your files and folders, plus a zipped organiser at the front for smaller accessories. There's a fully padded section for laptops and tablets as well, keeping your electronic devices protected.</text:p>
      <text:h text:style-name="P60" text:outline-level="1">5 Star Office Home and Office Computer Cleaning Kit 917391</text:h>
      <text:p text:style-name="P8">All you need in one kit to clean keyboards, screens and hard surfaces. Non-flammable. Anti-static. Contains: 200ml invertible air duster; 125ml surface, casing and keyboard cleaner; Keyboard tool; 10 absorbent wipes; 10 wet and dry screen sachets. </text:p>
      <text:list xml:id="list7049865672338321238" text:style-name="L10">
        <text:list-item>
          <text:p text:style-name="P38">All you need in one kit to clean keyboards, screens and hard surfaces </text:p>
        </text:list-item>
        <text:list-item>
          <text:p text:style-name="P38">Non-flammable </text:p>
        </text:list-item>
        <text:list-item>
          <text:p text:style-name="P38">Anti-static </text:p>
        </text:list-item>
        <text:list-item>
          <text:p text:style-name="P38">Contains: 200ml invertible air duster; 125ml surface, casing and keyboard cleaner; Keyboard tool; 10 absorbent wipes; 10 wet and dry screen sachets </text:p>
        </text:list-item>
        <text:list-item>
          <text:p text:style-name="P9">Age Restriction: 18+ </text:p>
        </text:list-item>
      </text:list>
      <text:h text:style-name="P60" text:outline-level="1"><text:soft-page-break/>Toshiba Canvio Basics (1TB) 2.5 inch External Hard Disk Drive USB 3.0 (Black) HDTB310EK3AA</text:h>
      <text:p text:style-name="P8">Quickly transfer files with SuperSpeed USB 3.0 and store up to 2 TB of data on Canvio Basics external hard drives. These devices are ready to use with Microsoft Windows and require no software installation, so it couldn't be easier to start storing all of your favourite files. Whether at your desk, or on the go, its timeless design means it'll always look good. What's more, the hard drive also allows you to connect to older hardware, with USB 2.0 compatibility. </text:p>
      <text:list xml:id="list3810037224789388836" text:style-name="L11">
        <text:list-item>
          <text:p text:style-name="P39">2.5 inch external hard drive </text:p>
        </text:list-item>
        <text:list-item>
          <text:p text:style-name="P39">1 TB capacity </text:p>
        </text:list-item>
        <text:list-item>
          <text:p text:style-name="P10">High speed USB 3.0 port </text:p>
        </text:list-item>
      </text:list>
      <text:h text:style-name="P60" text:outline-level="1">Verbatim CD-R Datalife Non-AZO 80minutes 700MB 52X Non-Printable Spindle (Pack of 10) 43437</text:h>
      <text:p text:style-name="P8">The white label surface can be used with compatible inkjet printers to print full-colour labels from the edge right up to the central hub. Together with their high level of compatibility with a range of devices, they're great for creating professional-looking music or data CDs for wide distribution. The exceptionally stable material makes these discs ideal for long-term archival storage.</text:p>
      <text:h text:style-name="P60" text:outline-level="1">HDMI 3.0M Gold Plated Cable 011965</text:h>
      <text:p text:style-name="P8">1.5m HDMI Cable for high speed transmission of digital audio and video data. </text:p>
      <text:list xml:id="list5343564643450138314" text:style-name="L12">
        <text:list-item>
          <text:p text:style-name="P40">For high speed transmission of digital audio and video data, e.g. between a Blu-ray player, satellite receiver and TV </text:p>
        </text:list-item>
        <text:list-item>
          <text:p text:style-name="P40">Transmission of all digital video, audio and copy protection data and signals </text:p>
        </text:list-item>
        <text:list-item>
          <text:p text:style-name="P40">High speed transmission of up to 10.2 Gbit/s for all image and sound standards </text:p>
        </text:list-item>
        <text:list-item>
          <text:p text:style-name="P40">With integrated audio return channel (ARC) </text:p>
        </text:list-item>
        <text:list-item>
          <text:p text:style-name="P11">For perfect, high-resolution full HD quality (4096 x 2160 pixels) </text:p>
        </text:list-item>
      </text:list>
      <text:h text:style-name="P60" text:outline-level="1">5 Star Office Keyboard USB Wired Hot Keys Black 938588</text:h>
      <text:p text:style-name="P8">5 Star Keyboard USB Wired Hot Keys (Black) </text:p>
      <text:list xml:id="list9104219611895850485" text:style-name="L13">
        <text:list-item>
          <text:p text:style-name="P41">Keyboard USB Wired Black </text:p>
        </text:list-item>
        <text:list-item>
          <text:p text:style-name="P41">USB keyboard with multiple hot keys for enhanced consumer function </text:p>
        </text:list-item>
        <text:list-item>
          <text:p text:style-name="P12"><text:soft-page-break/>Colour: Black </text:p>
        </text:list-item>
      </text:list>
      <text:h text:style-name="P60" text:outline-level="1">Logitech S-150 Speakers Black 980-000029</text:h>
      <text:p text:style-name="P8">Plugging directly into your USB port, Logitech S-150 Speakers are a better way to make the most out of your computer without difficulty. The speakers provide you with great quality sound, neither too heavy in base nor tinny and weak. Featuring adjustable volume and a mute button, you have an easier way to control the sound that you are hearing without tampering with your computer's settings. Bag included for easy transportation. This item boasts a 5ft cable to PC.</text:p>
      <text:h text:style-name="P60" text:outline-level="1">Kensington Black /Grey Mouse-in-a-Box Wired K72356EU</text:h>
      <text:p text:style-name="P8">For a reliable wired mouse and great everyday performance at an attractive price, the Kensington Mouse-in-a-Box is the ideal choice. The highly responsive 800 dots-per-inch optical sensor and integrated scrollwheel makes precision clicking and scrolling easier. An ambidextrous grip eases comfort and allows for better control. The wired USB connector means there's no need to change batteries. It works straight out of the box - just plug it in and go. </text:p>
      <text:h text:style-name="P60" text:outline-level="1">Lightpak Executive LIMA Laptop Messenger Bag for 17 inch Laptops 46029</text:h>
      <text:p text:style-name="P13">Executive Line Laptop Bag 46029 LIMA handle and removable shoulder strap, zipper pocket and A4 device for attachment to the trolley rack on the back pocket with three compartments large slots, Zipped front pocket with pen loops and four other large slots. Interior: Padded laptop compartment, A4 zipped pocket, two patch pockets. </text:p>
      <text:list xml:id="list4291521115632438664" text:style-name="L15">
        <text:list-item>
          <text:p text:style-name="P42">Modern laptop bag made of black polyester with silver-grey applications </text:p>
        </text:list-item>
        <text:list-item>
          <text:p text:style-name="P42">The interior part comes with a padded laptop compartment including fixing straps for your laptop and another large main compartment with three sections </text:p>
        </text:list-item>
        <text:list-item>
          <text:p text:style-name="P42">Offers lots of possibilities for your smaller belongings including zipper compartment on front with three pen loops, four compartments, one A4 document compartment and two smaller pockets </text:p>
        </text:list-item>
        <text:list-item>
          <text:p text:style-name="P42">A high wearing comfort is guaranteed by the detachable shoulder strap, the padded handle and the trolley fastener on the bag </text:p>
        </text:list-item>
        <text:list-item>
          <text:p text:style-name="P42">Black </text:p>
        </text:list-item>
        <text:list-item>
          <text:p text:style-name="P14">WxDxH: 440x110x320mm </text:p>
        </text:list-item>
      </text:list>
      <text:h text:style-name="P61" text:outline-level="1"><text:soft-page-break/>Burco Filter Coffee Maker 3.4 Litre Capacity BR7000</text:h>
      <text:p text:style-name="P13">This Burco Filter Coffee Machine provides you with delicious coffee, convenience and value for money. Brewing almost as quickly as instant coffee, but with a superior, quality taste, this machine provides you with a delicious beverage. With a 3.4 litre capacity, this machine is perfect for all sorts of communal situations, in offices or conferences.</text:p>
      <text:h text:style-name="Heading_20_1" text:outline-level="1">Igenix Coffee Maker Black IG8126</text:h>
      <text:p text:style-name="Standard">With a large 1.5 litre (roughly 10 cup) capacity, this Filter Coffee Maker provides an easy way to make a large quantity of delicious and fresh coffee. The maker also features a swing out basket that allows you to easily refill the coffee for a simple coffee brewing process.</text:p>
      <text:h text:style-name="Heading_20_1" text:outline-level="1">Igenix Toaster 4-Slice FCL4001/H</text:h>
      <text:p text:style-name="Standard">Cooking up to four slices of toast simultaneously, this toaster is the perfect product to deal with heavy demand. Working quickly with different heat settings, this toaster provides a variety of choice for multiple users. Easy to clean, hinged crumb trays provide you with a simple way to prevent the build up of detritus in the bottom of your toaster.</text:p>
      <text:h text:style-name="Heading_20_1" text:outline-level="1">Microwave Oven 800W White IG2095</text:h>
      <text:p text:style-name="Standard">This 800W microwave features a 20 litre capacity, with easy to use digital controls and a digital timer for accurate cooking times. The microwave has 5 power levels, including a defrost function for versatile use. Great for shared staff kitchens, the microwave measures W440 x D330 x H259mm.</text:p>
      <text:h text:style-name="Heading_20_1" text:outline-level="1">Table Top Refrigerator White IG3711</text:h>
      <text:p text:style-name="Standard">With a compact size, this Table Top Refrigerator is designed to fit comfortably onto a desk top, but uses space with maximum economy to enable sufficient room for your contents. Featuring a separate chill compartment, this product can also accommodate frozen items without any difficulty.</text:p>
      <text:h text:style-name="Heading_20_1" text:outline-level="1">5 Star Facilities Twin Toilet Roll Dispenser 929969</text:h>
      <text:p text:style-name="Text_20_body">This popular two-roll design halves restocking time, as when one roll is finished the other cleverly drops into its place. The model accepts conventional toilet rolls which are easier to store than jumbo paper rolls, making this dispenser ideal if storage space is an issue. Simple to restock, and the internal mechanism is very hard-wearing and easy to maintain. A good choice for smaller washrooms or where using standard-size toilet rolls is an essential requirement. Designed for washrooms that experience light to medium use. WxDxH: 148x150x315mm </text:p>
      <text:list xml:id="list3717976654043456089" text:style-name="L16">
        <text:list-item>
          <text:p text:style-name="P43">This popular two-roll design halves restocking time, as when one roll is finished the other cleverly drops into its place </text:p>
        </text:list-item>
        <text:list-item>
          <text:p text:style-name="P43"><text:soft-page-break/>The model accepts conventional toilet rolls which are easier to store than jumbo paper rolls, making this dispenser ideal if storage space is an issue </text:p>
        </text:list-item>
        <text:list-item>
          <text:p text:style-name="P43">Simple to restock, and the internal mechanism is very hard-wearing and easy to maintain </text:p>
        </text:list-item>
        <text:list-item>
          <text:p text:style-name="P43">A good choice for smaller washrooms or where using standard-size toilet rolls is an essential requirement </text:p>
        </text:list-item>
        <text:list-item>
          <text:p text:style-name="P43">Designed for washrooms that experience light to medium use </text:p>
        </text:list-item>
        <text:list-item>
          <text:p text:style-name="P15">WxDxH: 148x150x315mm </text:p>
        </text:list-item>
      </text:list>
      <text:h text:style-name="Heading_20_1" text:outline-level="1">Numatic Xtra-Compact XC-1 Cleaning Trolley with 3 Buckets and 2 Tray Units (Blue) XC1/TM</text:h>
      <text:p text:style-name="Text_20_body">The ideal choice of service trolley where space is at a premium but where the need for limited mopping facilities is essential. The construction is based on our uniquely strong Structofoam chassis, fitted with non-marking 75mm (3') castors, rotating buffers, Nutex epoxy coated superstructure, two deep tray units, a pair of 6-litre colour-coded pails and a full size deep 18-litre mop pail fitted with 200g basket to suit the majority of standard mops of this size. The Bactiguard Twistmop with its anti-bactericidal specification will be much appreciated in use. The XC-1 is fitted with a full size Universal Dual Waste System to allow a choice of 120-litre (that accepts 700 x 1100mm waste bags) or twin 70-litre waste units (that accepts 575mm/1000mm waste bags), allowing for simple onboard waste separation. </text:p>
      <text:list xml:id="list5453981238583120757" text:style-name="L17">
        <text:list-item>
          <text:p text:style-name="P44">The ideal choice of service trolley where space is at a premium and the need for mopping is limited </text:p>
        </text:list-item>
        <text:list-item>
          <text:p text:style-name="P44">Complete with two deep tray units, two 6-litre storage buckets and an 18-litre mop bucket with wringer </text:p>
        </text:list-item>
        <text:list-item>
          <text:p text:style-name="P16">WxDxH: 570x820x1060mm </text:p>
        </text:list-item>
      </text:list>
      <text:h text:style-name="Heading_20_1" text:outline-level="1">PVC Sign (300x400x600mm) - Caution Wet Floor SPC/FS01</text:h>
      <text:p text:style-name="Text_20_body"><text:span text:style-name="Strong_20_Emphasis">Model WF S001 (new model SPC/FS01 to be introduced). PVC yellow warning sign. Message on both sides. Folds flat to store. Complete with carrying handle. Yellow flute polypropylene. </text:span></text:p>
      <text:list xml:id="list8796490062969736811" text:style-name="L18">
        <text:list-item>
          <text:p text:style-name="P45"><text:span text:style-name="Strong_20_Emphasis">One single A-frame signboard, separate messages on both sides (both sides displayed) </text:span></text:p>
        </text:list-item>
        <text:list-item>
          <text:p text:style-name="P45"><text:span text:style-name="Strong_20_Emphasis">PVC yellow warning sign </text:span></text:p>
        </text:list-item>
        <text:list-item>
          <text:p text:style-name="P45"><text:span text:style-name="Strong_20_Emphasis">Different message on each side: 'Cleaning in Progress' / 'Caution Wet Floor' </text:span></text:p>
        </text:list-item>
        <text:list-item>
          <text:p text:style-name="P45"><text:span text:style-name="Strong_20_Emphasis">Folds flat to store </text:span></text:p>
        </text:list-item>
        <text:list-item>
          <text:p text:style-name="P45"><text:span text:style-name="Strong_20_Emphasis">Complete with carrying handle </text:span></text:p>
        </text:list-item>
        <text:list-item>
          <text:p text:style-name="P45"><text:span text:style-name="Strong_20_Emphasis">Yellow flute polypropylene </text:span></text:p>
        </text:list-item>
        <text:list-item>
          <text:p text:style-name="P45"><text:span text:style-name="Strong_20_Emphasis">WxDxH: 300x400x600mm </text:span></text:p>
        </text:list-item>
        <text:list-item>
          <text:p text:style-name="P45"><text:span text:style-name="Strong_20_Emphasis">Yellow </text:span></text:p>
        </text:list-item>
        <text:list-item>
          <text:p text:style-name="P17"><text:soft-page-break/><text:span text:style-name="Strong_20_Emphasis">One A-frame signboard (both sides displayed) </text:span></text:p>
        </text:list-item>
      </text:list>
      <text:h text:style-name="Heading_20_1" text:outline-level="1">Cloth Mop (Red) with Thick Absorbent Strands 510245</text:h>
      <text:p text:style-name="Text_20_body">Cloth Mop (Red) with Thick Absorbent Strands </text:p>
      <text:list xml:id="list1327386864567492467" text:style-name="L19">
        <text:list-item>
          <text:p text:style-name="P46">Thick absorbent cloth strands </text:p>
        </text:list-item>
        <text:list-item>
          <text:p text:style-name="P46">Easy change heads </text:p>
        </text:list-item>
        <text:list-item>
          <text:p text:style-name="P18">Colour code: Red </text:p>
        </text:list-item>
      </text:list>
      <text:h text:style-name="Heading_20_1" text:outline-level="1">Q-Connect Desktop Fan 300mm/12 Inch</text:h>
      <text:p text:style-name="Standard">This mains-powered fan features a sturdy desk stand that keeps it stable during use. You can manually tilt the fan to suit your needs, and the automatic oscillating function rotates the fan head back and forth to provide cooling to an entire room. The adjustable controls let you select between three fan speeds to suit your preferences.</text:p>
      <text:h text:style-name="Heading_20_1" text:outline-level="1">2kw Flat Fan Heater White CRHFF06/H</text:h>
      <text:p text:style-name="Text_20_body">Heat up those rooms that the radiators don't get to with this excellent 2kW budget fan heater. The unobtrusive mains powered heater has a low profile and features two different heat settings as well as a cool air setting, ideal for adjusting to the current temperature in the room. The adjustable thermostat lets you set your desired temperature and has a overheat safety cut off. </text:p>
      <text:h text:style-name="Heading_20_1" text:outline-level="1">Stanley FatMax High Output Professional Glue Gun with Dual Colour LED FMHT0-70418</text:h>
      <text:p text:style-name="Text_20_body">Stanley FatMax High Output Professional Glue Gun with Dual Colour LED. </text:p>
      <text:list xml:id="list1226468351583130813" text:style-name="L21">
        <text:list-item>
          <text:p text:style-name="P47">Fast Warm up - heats up in 60sec vs. current GR100140sec remains the same wattage even during pumping glue b/c of Ceramic Heater </text:p>
        </text:list-item>
        <text:list-item>
          <text:p text:style-name="P47">High Glue Output - 2.5-3.3 lbs/per hr vs. current GR100 1.67 lbs/per hr </text:p>
        </text:list-item>
        <text:list-item>
          <text:p text:style-name="P47">Stand By Mode: 30 seconds to go back to working temperature (190?) </text:p>
        </text:list-item>
        <text:list-item>
          <text:p text:style-name="P47">Hibernate Mode: Stores heating after 30 minutes of non use </text:p>
        </text:list-item>
        <text:list-item>
          <text:p text:style-name="P19">Dual Color LED. Red means the temperature of the heater is lower than 170?. Green means the temperature is higher than 170? and ready to use </text:p>
        </text:list-item>
      </text:list>
      <text:h text:style-name="Heading_20_1" text:outline-level="1"><text:soft-page-break/>Folding Aluminium Ladder 4 Non Slip Ribbed Steps 8120-401</text:h>
      <text:p text:style-name="Text_20_body">Folding Aluminium Ladder 4 Non Slip Ribbed Steps </text:p>
      <text:list xml:id="list7143752393174906711" text:style-name="L22">
        <text:list-item>
          <text:p text:style-name="P48">Safety household ladder </text:p>
        </text:list-item>
        <text:list-item>
          <text:p text:style-name="P48">Safety rail with bucket hook </text:p>
        </text:list-item>
        <text:list-item>
          <text:p text:style-name="P48">Steel platform with non-slip ribbing and hinge spreader </text:p>
        </text:list-item>
        <text:list-item>
          <text:p text:style-name="P48">Safe, high-tech riveted rail-step joins </text:p>
        </text:list-item>
        <text:list-item>
          <text:p text:style-name="P48">Slip-resistant feet </text:p>
        </text:list-item>
        <text:list-item>
          <text:p text:style-name="P48">Wide and deep aluminium steps </text:p>
        </text:list-item>
        <text:list-item>
          <text:p text:style-name="P48">Aluminium </text:p>
        </text:list-item>
        <text:list-item>
          <text:p text:style-name="P48">Steps: 4 </text:p>
        </text:list-item>
        <text:list-item>
          <text:p text:style-name="P48">Maximum load capacity: 150kg </text:p>
        </text:list-item>
        <text:list-item>
          <text:p text:style-name="P48">Maximum working height: 2.60m </text:p>
        </text:list-item>
        <text:list-item>
          <text:p text:style-name="P20">Weight: 3.9 kg </text:p>
        </text:list-item>
      </text:list>
      <text:h text:style-name="Heading_20_1" text:outline-level="1">Coba Cobaline Handheld Line Marking Paint Applicator (White) QLA000001</text:h>
      <text:p text:style-name="Text_20_body"><text:span text:style-name="Strong_20_Emphasis">COBA is one of the most established names in the manufacture and supply of matting and flooring throughout Europe. As a company, it prides itself on quality of product and quality of service, offering its worldwide customer base one of the largest ranges of matting and flooring products. </text:span></text:p>
      <text:list xml:id="list9223116153242164764" text:style-name="L23">
        <text:list-item>
          <text:p text:style-name="P49"><text:span text:style-name="Strong_20_Emphasis">Hand held applicator for line marking paint </text:span></text:p>
        </text:list-item>
        <text:list-item>
          <text:p text:style-name="P49"><text:span text:style-name="Strong_20_Emphasis">Allows fast accurate application of line marking paint for internal andamp; external use </text:span></text:p>
        </text:list-item>
        <text:list-item>
          <text:p text:style-name="P21"><text:span text:style-name="Strong_20_Emphasis">Supplied with trigger nozzle to release paint </text:span></text:p>
        </text:list-item>
      </text:list>
      <text:h text:style-name="P62" text:outline-level="1">Coba Cobaline 4-Wheeled Line Marking Paint Applicator (Blue) QLA000002</text:h>
      <text:p text:style-name="P23">COBA is one of the most established names in the manufacture and supply of matting and flooring throughout Europe. As a company, it prides itself on quality of product and quality of service, offering its worldwide customer base one of the largest ranges of matting and flooring products. </text:p>
      <text:list xml:id="list6437643627424644147" text:style-name="L24">
        <text:list-item>
          <text:p text:style-name="P50">Four wheel applicator for line marking paint </text:p>
        </text:list-item>
        <text:list-item>
          <text:p text:style-name="P50">Allows fast accurate application of line marking paint for internal andamp; external use </text:p>
        </text:list-item>
        <text:list-item>
          <text:p text:style-name="P22">Supplied with trigger nozzle to release paint </text:p>
        </text:list-item>
      </text:list>
      <text:h text:style-name="P62" text:outline-level="1"><text:soft-page-break/>Stanley Retractable Tape Measure With Belt Clip 3 Metre 0-30-686</text:h>
      <text:p text:style-name="P1">For the precise and easy measurement up to 3 metres or 10 feet, the Stanley Retractable Tape Measure is the perfect solution for you. Unfurling from a plastic case, this tape measure is easy to use and will not tangle like fabric measures can. The tape can be locked for easy measurement. The belt clip is designed for simple and handy transportation.</text:p>
      <text:h text:style-name="P62" text:outline-level="1">IVG Firechief Fire Extinguisher Refillable Dry Powder for Class A and B and C 1Kg IVGS1.0KG</text:h>
      <text:p text:style-name="P23">Dry powder fire extinguisher </text:p>
      <text:list xml:id="list5247835378272083963" text:style-name="L25">
        <text:list-item>
          <text:p text:style-name="P51">Complete with mounting bracket </text:p>
        </text:list-item>
        <text:list-item>
          <text:p text:style-name="P51">Non-toxic and safe in confined spaces </text:p>
        </text:list-item>
        <text:list-item>
          <text:p text:style-name="P51">Versatile and suitable for most types of fire including: </text:p>
        </text:list-item>
        <text:list-item>
          <text:p text:style-name="P51">Class A (combustible materials, wood, paper etc) </text:p>
        </text:list-item>
        <text:list-item>
          <text:p text:style-name="P51">Class B (flammable liquid fires, petrol, paint, oil etc) </text:p>
        </text:list-item>
        <text:list-item>
          <text:p text:style-name="P51">Class C (gaseous fires, butane, propane, natural gas etc) and electrical fires up to 1000 volts </text:p>
        </text:list-item>
        <text:list-item>
          <text:p text:style-name="P51">Refillable and serviceable by any competent fire service engineer </text:p>
        </text:list-item>
        <text:list-item>
          <text:p text:style-name="P51">Manufactured and independently inspected to the new British and European Standard BSEN3: 1996 </text:p>
        </text:list-item>
        <text:list-item>
          <text:p text:style-name="P24">1kg </text:p>
        </text:list-item>
      </text:list>
      <text:h text:style-name="P62" text:outline-level="1">5 Star Facilities First Aid Kit HS1 1-50 Person 937556</text:h>
      <text:p text:style-name="P23">5 Star Facilities First Aid Kit HS1 1-50 People. Supplied complete with wall bracket. </text:p>
      <text:list xml:id="list5621051665469159397" text:style-name="L26">
        <text:list-item>
          <text:p text:style-name="P52">1-50 persons </text:p>
        </text:list-item>
        <text:list-item>
          <text:p text:style-name="P25">Wall bracket </text:p>
        </text:list-item>
      </text:list>
      <text:h text:style-name="P62" text:outline-level="1">5 Star Value Packaging Tape 50mmx66m Buff Pack of of 6 638655</text:h>
      <text:p text:style-name="P23">5 Star Value Packaging Tape 50mmx66m Buff [Pack of 6] </text:p>
      <text:list xml:id="list6451060005143326551" text:style-name="L27">
        <text:list-item>
          <text:p text:style-name="P53">Packaging tape </text:p>
        </text:list-item>
        <text:list-item>
          <text:p text:style-name="P53">50mmx66m </text:p>
        </text:list-item>
        <text:list-item>
          <text:p text:style-name="P53">Colour: Buff </text:p>
        </text:list-item>
        <text:list-item>
          <text:p text:style-name="P26">Pack of 6 </text:p>
        </text:list-item>
      </text:list>
      <text:h text:style-name="P62" text:outline-level="1"><text:soft-page-break/>5 Star Office Custom Self-Inking Imprinter Stamp 40x15mm 4 lines 364179</text:h>
      <text:p text:style-name="P23">Custom-made to your own wording </text:p>
      <text:list xml:id="list806367788668225909" text:style-name="L29">
        <text:list-item>
          <text:p text:style-name="P54">Lightweight yet robust </text:p>
        </text:list-item>
      </text:list>
      <text:list xml:id="list8283243745219487542" text:style-name="L30">
        <text:list-item>
          <text:p text:style-name="P55">New formulation high density ink </text:p>
        </text:list-item>
      </text:list>
      <text:list xml:id="list5059108602023092605" text:style-name="L31">
        <text:list-item>
          <text:p text:style-name="P56">No pad required </text:p>
        </text:list-item>
      </text:list>
      <text:list xml:id="list4172743383602625655" text:style-name="L32">
        <text:list-item>
          <text:p text:style-name="P57">Up to 4 lines 40x15mm </text:p>
        </text:list-item>
      </text:list>
      <text:list xml:id="list442800016161524083" text:style-name="L33">
        <text:list-item>
          <text:p text:style-name="P27">Replacement ink pad, item code 668425</text:p>
        </text:list-item>
      </text:list>
      <text:h text:style-name="Heading_20_1" text:outline-level="1">Double Wall 305 x 305 x 305mm Brown Corrugated Dispatch Cartons (Pack of 15) SC-12</text:h>
      <text:p text:style-name="P28">These dispatch cartons feature double corrugated walls for extra protection in transit. Delivered flat, the boxes are easy to store when not in use and easily constructed when you need them. Measuring 305 x 305 x 305mm, they are ideal for shipping, packaging, transportation and storage. This pack contains 15 brown cartons. </text:p>
      <text:h text:style-name="P63" text:outline-level="1">Securikey Personal Alarm Black /Silver PAECABlack</text:h>
      <text:p text:style-name="P28">For an alarm that is discreet in appearance as well as effective in alerting others, this is the ideal product. With a portable size and 120 decibel alarm system, you can rest assured that if you were faced with a crime, you have an alarm system to alert others to help you and help to deter assailants. With a protective case that is designed to resist breakages, this product is designed to draw attention to your circumstances and help prevent crime.</text:p>
      <text:h text:style-name="P63" text:outline-level="1">Motorola TLKR-T60 2-Way Walkie Talkie Radios Band PMR446 8-Channels 121-Codes 8km Range (Black) 50046</text:h>
      <text:p text:style-name="P28">Fully featured, tough and stylish, the TLKR T60 walkie talkie consumer radio is the ideal way to stay connected during outdoor adventures. At home, on the campsite, at a theme park or simply hiking, the TLKR T60 keeps you in touch. The T60 walkie talkie is license free and includes key features such as LCD display, 8 channels and up to 8 km range, with no call charges. </text:p>
      <text:list xml:id="list1513321943955621172" text:style-name="L35">
        <text:list-item>
          <text:p text:style-name="P58">PMR446 radios - license free </text:p>
        </text:list-item>
        <text:list-item>
          <text:p text:style-name="P58">Up to 8km range (subject to terrain and conditions) </text:p>
        </text:list-item>
        <text:list-item>
          <text:p text:style-name="P58"><text:soft-page-break/>Free Calls </text:p>
        </text:list-item>
        <text:list-item>
          <text:p text:style-name="P58">Rechargeable NiMH batteries (supplied) </text:p>
        </text:list-item>
        <text:list-item>
          <text:p text:style-name="P58">8 channels + 121 codes </text:p>
        </text:list-item>
        <text:list-item>
          <text:p text:style-name="P58">Scan/Monitor </text:p>
        </text:list-item>
        <text:list-item>
          <text:p text:style-name="P58">5 Call Tones </text:p>
        </text:list-item>
        <text:list-item>
          <text:p text:style-name="P58">Room monitor </text:p>
        </text:list-item>
        <text:list-item>
          <text:p text:style-name="P58">Single Pin Headset Connector </text:p>
        </text:list-item>
        <text:list-item>
          <text:p text:style-name="P58">LCD display with backlight </text:p>
        </text:list-item>
        <text:list-item>
          <text:p text:style-name="P58">Keypad lock </text:p>
        </text:list-item>
        <text:list-item>
          <text:p text:style-name="P58">Battery level indicator </text:p>
        </text:list-item>
        <text:list-item>
          <text:p text:style-name="P58">Belt clip and carrying loop </text:p>
        </text:list-item>
        <text:list-item>
          <text:p text:style-name="P58">500mW Transmit </text:p>
        </text:list-item>
        <text:list-item>
          <text:p text:style-name="P58">Keypad tones </text:p>
        </text:list-item>
        <text:list-item>
          <text:p text:style-name="P29">Talk Confirmation Tone / Roger Beep </text:p>
        </text:list-item>
      </text:list>
      <text:h text:style-name="P63" text:outline-level="1">Mechanical Digital Door Lock Zinc Alloy with Fail Safe and 4000 Possible Combinations DXLOCKITHB/C</text:h>
      <text:p text:style-name="P28">Mechanical Digital Door Lock Zinc Alloy with Fail Safe and 4000 Possible Combinations. </text:p>
      <text:list xml:id="list574989255685892849" text:style-name="L36">
        <text:list-item>
          <text:p text:style-name="P59">Prevent unauthorised entry to restricted areas </text:p>
        </text:list-item>
        <text:list-item>
          <text:p text:style-name="P59">Code change facility with over 4,000 possible combinations </text:p>
        </text:list-item>
        <text:list-item>
          <text:p text:style-name="P59">Fail-safe design gives free egress at all times </text:p>
        </text:list-item>
        <text:list-item>
          <text:p text:style-name="P59">Snib holdback facility supplied as standard </text:p>
        </text:list-item>
        <text:list-item>
          <text:p text:style-name="P59">Made from mazak (zinc alloy) </text:p>
        </text:list-item>
        <text:list-item>
          <text:p text:style-name="P30">Mechanical operation - no wiring or batteries required </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8:36:14.727310501</meta:creation-date>
    <dc:date>2017-03-29T21:45:42.707434130</dc:date>
    <meta:editing-duration>PT2H58M55S</meta:editing-duration>
    <meta:editing-cycles>52</meta:editing-cycles>
    <meta:generator>LibreOffice/5.1.4.2$Linux_X86_64 LibreOffice_project/10m0$Build-2</meta:generator>
    <meta:document-statistic meta:table-count="0" meta:image-count="0" meta:object-count="0" meta:page-count="14" meta:paragraph-count="246" meta:word-count="4072" meta:character-count="24656" meta:non-whitespace-character-count="20799"/>
  </office:meta>
</office:document-meta>
</file>